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fo:font-weight="bold" style:font-weight-asian="bold" style:font-weight-complex="bold"/>
    </style:style>
    <style:style style:name="ce3" style:family="table-cell" style:parent-style-name="Default" style:data-style-name="N0">
      <style:text-properties fo:color="#000000"/>
    </style:style>
    <style:style style:name="ce4" style:family="table-cell" style:parent-style-name="Default" style:data-style-name="N0">
      <style:text-properties fo:color="#000000"/>
    </style:style>
    <style:style style:name="ce5" style:family="table-cell" style:parent-style-name="Default" style:data-style-name="N0">
      <style:table-cell-properties fo:background-color="#ED7D31"/>
      <style:text-properties fo:color="#000000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ED7D31"/>
      <style:text-properties fo:color="#000000"/>
    </style:style>
    <style:style style:name="ce7" style:family="table-cell" style:parent-style-name="Default" style:data-style-name="N0">
      <style:text-properties fo:color="#FF0000"/>
    </style:style>
    <style:style style:name="ce8" style:family="table-cell" style:parent-style-name="Default" style:data-style-name="N0">
      <style:text-properties fo:color="#FF0000"/>
    </style:style>
    <style:style style:name="ce9" style:family="table-cell" style:parent-style-name="Default" style:data-style-name="N0">
      <style:text-properties fo:color="#000000" fo:font-style="italic" style:font-style-asian="italic" style:font-style-complex="italic"/>
    </style:style>
    <style:style style:name="ce10" style:family="table-cell" style:parent-style-name="Default" style:data-style-name="N0">
      <style:table-cell-properties fo:background-color="#ED7D31"/>
      <style:text-properties fo:color="#000000" fo:font-style="italic" style:font-style-asian="italic" style:font-style-complex="italic"/>
    </style:style>
    <style:style style:name="ce11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FF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FF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10.556875cm"/>
    </style:style>
    <style:style style:name="co2" style:family="table-column">
      <style:table-column-properties fo:break-before="auto" style:column-width="7.80520833333333cm"/>
    </style:style>
    <style:style style:name="co3" style:family="table-column">
      <style:table-column-properties fo:break-before="auto" style:column-width="13.731875cm"/>
    </style:style>
    <style:style style:name="co4" style:family="table-column">
      <style:table-column-properties fo:break-before="auto" style:column-width="9.39270833333333cm"/>
    </style:style>
    <style:style style:name="co5" style:family="table-column">
      <style:table-column-properties fo:break-before="auto" style:column-width="7.9375cm"/>
    </style:style>
    <style:style style:name="co6" style:family="table-column">
      <style:table-column-properties fo:break-before="auto" style:column-width="4.683125cm"/>
    </style:style>
    <style:style style:name="co7" style:family="table-column">
      <style:table-column-properties fo:break-before="auto" style:column-width="14.366875cm"/>
    </style:style>
    <style:style style:name="co8" style:family="table-column">
      <style:table-column-properties fo:break-before="auto" style:column-width="1.61395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3">
            <text:p>feste Wendung A1</text:p>
          </table:table-cell>
          <table:table-cell office:value-type="string" table:style-name="ce3">
            <text:p>abstrahiert -&gt; [allgemein]/<text:span text:style-name="T4"><text:s/>konkretes Beispiel, das abgespeichert werden soll</text:span></text:p>
          </table:table-cell>
          <table:table-cell office:value-type="string" table:style-name="ce1">
            <text:p>Begründung (grammatikalische Struktur, die in A1 noch nicht erlernt wurde) laut Grammatikübersicht</text:p>
          </table:table-cell>
          <table:table-cell office:value-type="string" table:style-name="ce1">
            <text:p>Begründung laut GGP</text:p>
          </table:table-cell>
          <table:table-cell office:value-type="string" table:style-name="ce1">
            <text:p>Begründung (Vokabular) laut Goethe-Niveau</text:p>
          </table:table-cell>
          <table:table-cell office:value-type="string" table:style-name="ce1">
            <text:p>gefunden über</text:p>
          </table:table-cell>
          <table:table-cell office:value-type="string" table:style-name="ce1">
            <text:p>Als Ergänzung in Grammatikübersicht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<text:span text:style-name="T3">Entschuldigen Sie!</text:span><text:span text:style-name="T5"><text:s/></text:span></text:p>
          </table:table-cell>
          <table:table-cell table:style-name="ce4"/>
          <table:table-cell office:value-type="string" table:style-name="ce1">
            <text:p>Aufforderungen in der 2. Person gehören zu A1</text:p>
          </table:table-cell>
          <table:table-cell table:number-columns-repeated="2" table:style-name="ce1"/>
          <table:table-cell office:value-type="string" table:style-name="ce1">
            <text:p>Grammatikübersicht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Ich gehe<text:s/><text:span text:style-name="T2">nach Hause</text:span>.<text:s/></text:p>
          </table:table-cell>
          <table:table-cell office:value-type="string" table:style-name="ce1">
            <text:p>[Pronomen/Subjekt] [konjugiertes Bewegungsverb] nach Hause</text:p>
          </table:table-cell>
          <table:table-cell office:value-type="string" table:style-name="ce3">
            <text:p><text:span text:style-name="T3">Nach</text:span><text:s/>Plan,<text:s/><text:span text:style-name="T3">wegen</text:span><text:s/>dir,<text:s/><text:span text:style-name="T3">zum</text:span><text:s/>Einkaufen gehört zu B1</text:p>
          </table:table-cell>
          <table:table-cell office:value-type="string" table:style-name="ce1">
            <text:p>Z.120: Präpositionen „nach“, „wegen“, „zum“ gehören zu B1</text:p>
          </table:table-cell>
          <table:table-cell table:style-name="ce1"/>
          <table:table-cell office:value-type="string" table:style-name="ce1">
            <text:p>Grammatikübersicht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zu Hause</text:p>
          </table:table-cell>
          <table:table-cell office:value-type="string" table:style-name="ce3">
            <text:p>[Pronomen/Subjekt] [konjugiertes Tätigkeitsverb] zu Hause</text:p>
          </table:table-cell>
          <table:table-cell table:number-columns-repeated="2" table:style-name="ce1"/>
          <table:table-cell office:value-type="string" table:style-name="ce1">
            <text:p>A1</text:p>
          </table:table-cell>
          <table:table-cell office:value-type="string" table:style-name="ce1">
            <text:p>Bigram Likelihood filtered</text:p>
          </table:table-cell>
          <table:table-cell office:value-type="string" table:style-name="ce1">
            <text:p>zu Hause, zu Fuß,<text:s/>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in dem<text:s/><text:span text:style-name="T5">Irak/Iran/[Ort]</text:span></text:p>
          </table:table-cell>
          <table:table-cell office:value-type="string" table:style-name="ce3">
            <text:p>in dem [Named Entity mit Kategorie Loc, masc.]<text:s/></text:p>
          </table:table-cell>
          <table:table-cell office:value-type="string" table:style-name="ce1">
            <text:p>Deklination + Dativ gehört zu A2</text:p>
          </table:table-cell>
          <table:table-cell office:value-type="string" table:style-name="ce1">
            <text:p>Z.42?</text:p>
          </table:table-cell>
          <table:table-cell table:style-name="ce1"/>
          <table:table-cell office:value-type="string" table:style-name="ce1">
            <text:p>Fourgram PMI filtered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<text:span text:style-name="T3">in</text:span><text:s/><text:span text:style-name="T3">der<text:s/></text:span>Schweiz/Türkei/Europäischen Union/Region/(Haupt-)Stadt</text:p>
          </table:table-cell>
          <table:table-cell office:value-type="string" table:style-name="ce3">
            <text:p>in der [Named Entity mit Kategorie Loc, fem.] /<text:span text:style-name="T4">Region/(Haupt-)Stadt</text:span></text:p>
          </table:table-cell>
          <table:table-cell office:value-type="string" table:style-name="ce1">
            <text:p>Deklination + Dativ gehört zu A2</text:p>
          </table:table-cell>
          <table:table-cell office:value-type="string" table:style-name="ce1">
            <text:p>Z.42</text:p>
          </table:table-cell>
          <table:table-cell table:style-name="ce1"/>
          <table:table-cell office:value-type="string" table:style-name="ce1">
            <text:p>Grammatikübersicht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<text:span text:style-name="T3">in der</text:span><text:s/>[Nacht/Nähe (von)]</text:p>
          </table:table-cell>
          <table:table-cell office:value-type="string" table:style-name="ce3">
            <text:p>in der<text:s/><text:span text:style-name="T4">Nacht</text:span>/<text:span text:style-name="T4">Nähe</text:span><text:s/>(<text:span text:style-name="T4">von</text:span><text:s/>[Ort])</text:p>
          </table:table-cell>
          <table:table-cell office:value-type="string" table:style-name="ce1">
            <text:p>Deklination + Dativ gehört zu A2</text:p>
          </table:table-cell>
          <table:table-cell office:value-type="string" table:style-name="ce1">
            <text:p>Z.42</text:p>
          </table:table-cell>
          <table:table-cell table:style-name="ce1"/>
          <table:table-cell office:value-type="string" table:style-name="ce1">
            <text:p>Trigram Frequency filtered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<text:span text:style-name="T3">mit dem<text:s/></text:span>Auto/Fahrrad</text:p>
          </table:table-cell>
          <table:table-cell office:value-type="string" table:style-name="ce3">
            <text:p>mit dem [Verkehrsmittel masc.]</text:p>
          </table:table-cell>
          <table:table-cell office:value-type="string" table:style-name="ce1">
            <text:p>Deklination + <text:s/>Dativ gehört zu A2</text:p>
          </table:table-cell>
          <table:table-cell office:value-type="string" table:style-name="ce1">
            <text:p>Z.33</text:p>
          </table:table-cell>
          <table:table-cell table:style-name="ce1"/>
          <table:table-cell office:value-type="string" table:style-name="ce1">
            <text:p>Grammatikübersicht, Trigram Frequency filtered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<text:span text:style-name="T3">zum<text:s/></text:span>Bahnhof</text:p>
          </table:table-cell>
          <table:table-cell office:value-type="string" table:style-name="ce3">
            <text:p>zum [Gebäude masc.]</text:p>
          </table:table-cell>
          <table:table-cell office:value-type="string" table:style-name="ce1">
            <text:p>Deklination + Dativ gehört zu A2</text:p>
          </table:table-cell>
          <table:table-cell table:number-columns-repeated="2" table:style-name="ce1"/>
          <table:table-cell office:value-type="string" table:style-name="ce1">
            <text:p>Grammatikübersicht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Wie geht es<text:s/><text:span text:style-name="T3">dir</text:span>?</text:p>
          </table:table-cell>
          <table:table-cell office:value-type="string" table:style-name="ce3">
            <text:p>Wie geht es ([Personalpronomen 2./3. Person Sing./Plural im Dativ])?</text:p>
          </table:table-cell>
          <table:table-cell office:value-type="string" table:style-name="ce1">
            <text:p>Deklination + Dativ gehört zu A2</text:p>
          </table:table-cell>
          <table:table-cell office:value-type="string" table:style-name="ce1">
            <text:p>Z.10</text:p>
          </table:table-cell>
          <table:table-cell table:style-name="ce1"/>
          <table:table-cell office:value-type="string" table:style-name="ce1">
            <text:p>Grammatikübersicht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Wie geht<text:span text:style-name="T3"><text:s/>es</text:span>?<text:s/></text:p>
          </table:table-cell>
          <table:table-cell table:style-name="ce3"/>
          <table:table-cell office:value-type="string" table:style-name="ce1">
            <text:p>unpersönliches "es" als feste Wendung (weitere feste Wendungen s.u. Z.40)</text:p>
          </table:table-cell>
          <table:table-cell office:value-type="string" table:style-name="ce1">
            <text:p>Z.11</text:p>
          </table:table-cell>
          <table:table-cell office:value-type="string" table:style-name="ce1">
            <text:p>A1 (Es regnet), ansonsten B1</text:p>
          </table:table-cell>
          <table:table-cell office:value-type="string" table:style-name="ce1">
            <text:p>Grammatikübersicht</text:p>
          </table:table-cell>
          <table:table-cell office:value-type="string" table:style-name="ce1">
            <text:p>Es regnet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am<text:s/><text:span text:style-name="T5">[Tag/Ort]</text:span><text:s/><text:span text:style-name="T4">(Montag/Bahnhofsplatz/See/Fluss)</text:span></text:p>
          </table:table-cell>
          <table:table-cell office:value-type="string" table:style-name="ce3">
            <text:p>am [Tag/Ort masc.]</text:p>
          </table:table-cell>
          <table:table-cell office:value-type="string" table:style-name="ce1">
            <text:p>Deklination + Dativ gehört zu A2</text:p>
          </table:table-cell>
          <table:table-cell table:number-columns-repeated="2" table:style-name="ce1"/>
          <table:table-cell office:value-type="string" table:style-name="ce1">
            <text:p>Grammatikübersicht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am<text:s/><text:span text:style-name="T5">Ende/Anfang</text:span></text:p>
          </table:table-cell>
          <table:table-cell office:value-type="string" table:style-name="ce6">
            <text:p>am<text:s/><text:span text:style-name="T4">Ende/Anfang</text:span></text:p>
          </table:table-cell>
          <table:table-cell office:value-type="string" table:style-name="ce1">
            <text:p>unklar -&gt; Deklination + Dativ gehört zu A2, aber Goethe nennt es davor</text:p>
          </table:table-cell>
          <table:table-cell table:style-name="ce1"/>
          <table:table-cell office:value-type="string" table:style-name="ce1">
            <text:p>A1</text:p>
          </table:table-cell>
          <table:table-cell office:value-type="string" table:style-name="ce1">
            <text:p>Bigram Likelihood filtered</text:p>
          </table:table-cell>
          <table:table-cell office:value-type="string" table:style-name="ce1">
            <text:p>offene zeitliche Temporalpräpositionen (am Ende, am Anfang, nach, vor)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<text:span text:style-name="T3">zum</text:span><text:s/>Beispiel</text:p>
          </table:table-cell>
          <table:table-cell office:value-type="string" table:style-name="ce3">
            <text:p>zum<text:s/><text:span text:style-name="T4">Beispiel</text:span></text:p>
          </table:table-cell>
          <table:table-cell office:value-type="string" table:style-name="ce1">
            <text:p>Präpositionen „nach“, „wegen“, „zum“erkennen <text:s/>gehört zu B1</text:p>
          </table:table-cell>
          <table:table-cell table:number-columns-repeated="2" table:style-name="ce1"/>
          <table:table-cell office:value-type="string" table:style-name="ce1">
            <text:p>Bigram Likelihood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vor allem</text:p>
          </table:table-cell>
          <table:table-cell office:value-type="string" table:style-name="ce3">
            <text:p>vor allem<text:s/></text:p>
          </table:table-cell>
          <table:table-cell office:value-type="string" table:style-name="ce1">
            <text:p>allem als Dativ gehört zu A2</text:p>
          </table:table-cell>
          <table:table-cell office:value-type="string" table:style-name="ce1">
            <text:p>"vor" als zeitlich offene Temporalpräposition gehört zu A2 (Z.66)</text:p>
          </table:table-cell>
          <table:table-cell table:style-name="ce1"/>
          <table:table-cell office:value-type="string" table:style-name="ce1">
            <text:p>Bigram Likelihood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im<text:s/><text:span text:style-name="T5">Internet</text:span>/<text:span text:style-name="T5">Jahr [x]/[Jahreszeit]/Durchschnitt/Himmelsrichtung</text:span></text:p>
          </table:table-cell>
          <table:table-cell office:value-type="string" table:style-name="ce3">
            <text:p>im [Jahr X/Jahreszeit/ Himmelsrichtung]/<text:span text:style-name="T4">Durchschnitt/Internet</text:span></text:p>
          </table:table-cell>
          <table:table-cell office:value-type="string" table:style-name="ce1">
            <text:p>Lokalpräposition "im" gehört zu A2</text:p>
          </table:table-cell>
          <table:table-cell table:number-columns-repeated="2" table:style-name="ce1"/>
          <table:table-cell office:value-type="string" table:style-name="ce1">
            <text:p>Bigram Likelihood filtered/Fourgram PMI filtered</text:p>
          </table:table-cell>
          <table:table-cell office:value-type="string" table:style-name="ce1">
            <text:p>"im" hinzufügen als temporale und lokale Präposition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gar<text:s/><text:span text:style-name="T5">nicht</text:span></text:p>
          </table:table-cell>
          <table:table-cell office:value-type="string" table:style-name="ce9">
            <text:p>gar nicht</text:p>
          </table:table-cell>
          <table:table-cell table:number-columns-repeated="2" table:style-name="ce1"/>
          <table:table-cell office:value-type="string" table:style-name="ce1">
            <text:p>B1</text:p>
          </table:table-cell>
          <table:table-cell office:value-type="string" table:style-name="ce1">
            <text:p>Bigram Likelihood filtered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immer wieder/noch/mehr</text:p>
          </table:table-cell>
          <table:table-cell office:value-type="string" table:style-name="ce6">
            <text:p>immer [Partikel/ Adverben] (oder einfach als Einzelfälle: immer<text:s/><text:span text:style-name="T4">wieder/noch/mehr)</text:span></text:p>
          </table:table-cell>
          <table:table-cell office:value-type="string" table:style-name="ce1">
            <text:p>unklar-&gt; zeitliche Adverben sind nicht explizit in Tabelle aufgelistet - Adjektive adverbial erkennen ist bei A1, aber zwei Adverbe hintereinander?<text:s/></text:p>
          </table:table-cell>
          <table:table-cell table:style-name="ce1"/>
          <table:table-cell office:value-type="string" table:style-name="ce1">
            <text:p>B1 (wieder, noch)</text:p>
          </table:table-cell>
          <table:table-cell office:value-type="string" table:style-name="ce1">
            <text:p>Bigram Likelihood filtered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<text:span text:style-name="T5">wenn/dass<text:s/></text:span>man</text:p>
          </table:table-cell>
          <table:table-cell table:style-name="ce2"/>
          <table:table-cell office:value-type="string" table:style-name="ce1">
            <text:p>Indefinitpronomen gehören zu A2</text:p>
          </table:table-cell>
          <table:table-cell table:number-columns-repeated="2" table:style-name="ce1"/>
          <table:table-cell office:value-type="string" table:style-name="ce1">
            <text:p>Bigram Likelihood filtered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Man<text:s/><text:span text:style-name="T5">kann/muss</text:span></text:p>
          </table:table-cell>
          <table:table-cell table:style-name="ce6"/>
          <table:table-cell office:value-type="string" table:style-name="ce1">
            <text:p>unklar -&gt; Indefinitpronomen gehören zu A2 aber "man" bei Goethe ist A1</text:p>
          </table:table-cell>
          <table:table-cell table:style-name="ce1"/>
          <table:table-cell office:value-type="string" table:style-name="ce1">
            <text:p>A1</text:p>
          </table:table-cell>
          <table:table-cell office:value-type="string" table:style-name="ce1">
            <text:p>Bigram Likelihood filtered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jede(n/s)<text:s/><text:span text:style-name="T5">Tag/Jahr</text:span></text:p>
          </table:table-cell>
          <table:table-cell office:value-type="string" table:style-name="ce6">
            <text:p>[jed- dekliniert in (unsicher bzgl. Fall) Akkusativ] [Zeiteinheit]</text:p>
          </table:table-cell>
          <table:table-cell office:value-type="string" table:style-name="ce1">
            <text:p>unklar -&gt; Indefinitativartikel "jeder" gehört zu A2, aber bei Goethe zu A1</text:p>
          </table:table-cell>
          <table:table-cell office:value-type="string" table:style-name="ce1">
            <text:p>Indefinitartikel "jede(e/r)" zu A2 (Z.57)</text:p>
          </table:table-cell>
          <table:table-cell office:value-type="string" table:style-name="ce1">
            <text:p>A1</text:p>
          </table:table-cell>
          <table:table-cell office:value-type="string" table:style-name="ce1">
            <text:p>Bigram Likelihood filtered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kann/muss man</text:p>
          </table:table-cell>
          <table:table-cell table:style-name="ce5"/>
          <table:table-cell office:value-type="string" table:style-name="ce1">
            <text:p>unklar-&gt; <text:s/>Verb-Erststellung gehört zu B1, allerdings mit uneingeleiteten Nebensätzen, was hier nicht der Fall ist</text:p>
          </table:table-cell>
          <table:table-cell office:value-type="string" table:style-name="ce1">
            <text:p>Z. 98</text:p>
          </table:table-cell>
          <table:table-cell table:style-name="ce1"/>
          <table:table-cell office:value-type="string" table:style-name="ce1">
            <text:p>Bigram Likelihood filtered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<text:span text:style-name="T3">ein</text:span><text:s/>bisschen</text:p>
          </table:table-cell>
          <table:table-cell table:style-name="ce3"/>
          <table:table-cell office:value-type="string" table:style-name="ce3">
            <text:p>unklar -&gt;<text:s/><text:span text:style-name="T4">bisschen</text:span><text:s/>bei Goethe bei A1,<text:s/><text:span text:style-name="T4">ein bisschen</text:span><text:s/>bei B1</text:p>
          </table:table-cell>
          <table:table-cell table:style-name="ce1"/>
          <table:table-cell office:value-type="string" table:style-name="ce1">
            <text:p>A1</text:p>
          </table:table-cell>
          <table:table-cell office:value-type="string" table:style-name="ce1">
            <text:p>Bigram Likelihood filtered</text:p>
          </table:table-cell>
          <table:table-cell office:value-type="string" table:style-name="ce1">
            <text:p>A1, Ergänzung zu IndefinitpronomenListe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ein paar<text:s/></text:p>
          </table:table-cell>
          <table:table-cell table:style-name="ce2"/>
          <table:table-cell office:value-type="string" table:style-name="ce1">
            <text:p>Indefinitartikel "ein paar" gehört zu B1</text:p>
          </table:table-cell>
          <table:table-cell office:value-type="string" table:style-name="ce1">
            <text:p>Indefinitartikel zu B1 (Z.119)</text:p>
          </table:table-cell>
          <table:table-cell office:value-type="string" table:style-name="ce1">
            <text:p>A2</text:p>
          </table:table-cell>
          <table:table-cell office:value-type="string" table:style-name="ce1">
            <text:p>Bigram Likelihood filtered</text:p>
          </table:table-cell>
          <table:table-cell office:value-type="string" table:style-name="ce1">
            <text:p>A2, Profile Deutsch: B1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<text:span text:style-name="T5">in</text:span><text:s/>ein paar Jahren</text:p>
          </table:table-cell>
          <table:table-cell office:value-type="string" table:style-name="ce3">
            <text:p>in ein paar [Zeiteinheit dekliniert in Dativ]</text:p>
          </table:table-cell>
          <table:table-cell office:value-type="string" table:style-name="ce1">
            <text:p>Indefinitartikel "ein paar" gehört zu B1, Deklination + Dativ gehört zu <text:s/>B1</text:p>
          </table:table-cell>
          <table:table-cell table:number-columns-repeated="2" table:style-name="ce1"/>
          <table:table-cell office:value-type="string" table:style-name="ce1">
            <text:p>Trigram Frequency filtered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<text:span text:style-name="T5">die</text:span><text:s/>meisten, am besten</text:p>
          </table:table-cell>
          <table:table-cell table:style-name="ce10"/>
          <table:table-cell office:value-type="string" table:style-name="ce1">
            <text:p>Superlativ der Adjektiv, Komparativ der Adverbien gehört zu B1</text:p>
          </table:table-cell>
          <table:table-cell office:value-type="string" table:style-name="ce1">
            <text:p>Superlative eigener Adjektive zu A2 (Z.45)</text:p>
          </table:table-cell>
          <table:table-cell office:value-type="string" table:style-name="ce1">
            <text:p>A1</text:p>
          </table:table-cell>
          <table:table-cell office:value-type="string" table:style-name="ce1">
            <text:p>Bigram Likelihood filtered</text:p>
          </table:table-cell>
          <table:table-cell office:value-type="string" table:style-name="ce1">
            <text:p>A1, Einführung von Komparativ-/Superlativ-Liste (später, lieber) (am besten, die meisten)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(nicht) mehr<text:s/><text:span text:style-name="T3">als<text:s/></text:span><text:span text:style-name="T4">(Zeitlänge/Menge)</text:span></text:p>
          </table:table-cell>
          <table:table-cell office:value-type="string" table:style-name="ce3">
            <text:p>(nicht) mehr als [Zeitlängen-/Mengen-Angabe]</text:p>
          </table:table-cell>
          <table:table-cell office:value-type="string" table:style-name="ce1">
            <text:p>Vergleichssatz zu A2, Komparativ zu B1,<text:s/></text:p>
          </table:table-cell>
          <table:table-cell office:value-type="string" table:style-name="ce1">
            <text:p>"als" in Vergleichsatz ist A2 (Z.76)</text:p>
          </table:table-cell>
          <table:table-cell table:style-name="ce1"/>
          <table:table-cell office:value-type="string" table:style-name="ce1">
            <text:p>Bigram/Trigram Likelihood filtered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nicht nur</text:p>
          </table:table-cell>
          <table:table-cell table:style-name="ce5"/>
          <table:table-cell office:value-type="string" table:style-name="ce1">
            <text:p>unklar -&gt; "nicht nur, sondern auch" als Konnektor explizit bei B2, aber was, wenn "nicht nur" oft alleine vorkommt?</text:p>
          </table:table-cell>
          <table:table-cell office:value-type="string" table:style-name="ce1">
            <text:p>zweiteilige Konnektoren zu B2 (Z.140)</text:p>
          </table:table-cell>
          <table:table-cell table:style-name="ce1"/>
          <table:table-cell office:value-type="string" table:style-name="ce1">
            <text:p>Bigram Likelihood filtered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<text:span text:style-name="T3">viel</text:span><text:s/>Geld</text:p>
          </table:table-cell>
          <table:table-cell table:style-name="ce6"/>
          <table:table-cell office:value-type="string" table:style-name="ce1">
            <text:p>unklar -&gt; Indefinitativartikel "viel(e)" gehört zu A2, aber bei Goethe zu A1</text:p>
          </table:table-cell>
          <table:table-cell office:value-type="string" table:style-name="ce1">
            <text:p>Indefinitartikel "viel(e)" zu A2 (Z.57)</text:p>
          </table:table-cell>
          <table:table-cell office:value-type="string" table:style-name="ce1">
            <text:p>A1 (Es regnet), ansonsten B1</text:p>
          </table:table-cell>
          <table:table-cell office:value-type="string" table:style-name="ce1">
            <text:p>Bigram Likelihood filtered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nach<text:s/><text:span text:style-name="T3">dem/der<text:s/></text:span>[Ereignis]</text:p>
          </table:table-cell>
          <table:table-cell office:value-type="string" table:style-name="ce6">
            <text:p>nach [bestimmter Artikel dekliniert im Dativ] [Ereignis]</text:p>
          </table:table-cell>
          <table:table-cell office:value-type="string" table:style-name="ce1">
            <text:p>Deklination + Dativ gehört zu A2</text:p>
          </table:table-cell>
          <table:table-cell office:value-type="string" table:style-name="ce1">
            <text:p>"nach" als zeitlich offene Temporalpräposition gehört zu A2 (Z.66)</text:p>
          </table:table-cell>
          <table:table-cell table:style-name="ce1"/>
          <table:table-cell office:value-type="string" table:style-name="ce1">
            <text:p>Bigram Likelihood filtered</text:p>
          </table:table-cell>
          <table:table-cell office:value-type="string" table:style-name="ce1">
            <text:p>A1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<text:span text:style-name="T3">letzten</text:span><text:s/><text:span text:style-name="T3">Jahres</text:span></text:p>
          </table:table-cell>
          <table:table-cell table:style-name="ce3"/>
          <table:table-cell office:value-type="string" table:style-name="ce1">
            <text:p>Deklination + Genitiv gehört zu B1</text:p>
          </table:table-cell>
          <table:table-cell office:value-type="string" table:style-name="ce1">
            <text:p>Z.113</text:p>
          </table:table-cell>
          <table:table-cell table:style-name="ce1"/>
          <table:table-cell office:value-type="string" table:style-name="ce1">
            <text:p>Bigram Likelihood filtered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3">
            <text:p>in<text:s/><text:span text:style-name="T3">den</text:span><text:s/>letzten Jahren/ kalten Monaten</text:p>
          </table:table-cell>
          <table:table-cell office:value-type="string" table:style-name="ce3">
            <text:p>in [bestimmter Artikel Sg./Pl. dekliniert in Dativ] [Adjektiv dekliniert in Genitiv] [Zeiteinheit Sg./Pl. dekliniert in Datuv]</text:p>
          </table:table-cell>
          <table:table-cell office:value-type="string" table:style-name="ce1">
            <text:p>Deklination + Dativ gehört zu A2</text:p>
          </table:table-cell>
          <table:table-cell office:value-type="string" table:style-name="ce1">
            <text:p>Z.48</text:p>
          </table:table-cell>
          <table:table-cell table:style-name="ce1"/>
          <table:table-cell office:value-type="string" table:style-name="ce1">
            <text:p>Fourgram Likelihood filtered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3">
            <text:p><text:span text:style-name="T3">seit</text:span><text:s/><text:span text:style-name="T3">Jahren</text:span></text:p>
          </table:table-cell>
          <table:table-cell office:value-type="string" table:style-name="ce3">
            <text:p>seit [Zeiteinheit Plural dekliniert in Dativ]</text:p>
          </table:table-cell>
          <table:table-cell office:value-type="string" table:style-name="ce1">
            <text:p>"Jahren" (Deklination + Dativ) gehört zu A2</text:p>
          </table:table-cell>
          <table:table-cell office:value-type="string" table:style-name="ce1">
            <text:p>"seit" als zeitlich offene Temporalpräposition gehört zu A2 (Z.66)</text:p>
          </table:table-cell>
          <table:table-cell table:style-name="ce1"/>
          <table:table-cell office:value-type="string" table:style-name="ce1">
            <text:p>Bigram Likelihood filtered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<text:span text:style-name="T3">zum</text:span><text:s/>Glück</text:p>
          </table:table-cell>
          <table:table-cell table:style-name="ce3"/>
          <table:table-cell office:value-type="string" table:style-name="ce1">
            <text:p>Deklination + Dativ gehört zu A2, "zum" gehört zu B1</text:p>
          </table:table-cell>
          <table:table-cell office:value-type="string" table:style-name="ce1">
            <text:p>Z. 120: Präpositionen „nach“, „wegen“, „zum“ gehören zu B1</text:p>
          </table:table-cell>
          <table:table-cell table:style-name="ce1"/>
          <table:table-cell office:value-type="string" table:style-name="ce1">
            <text:p>Bigram Likelihood filtered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<text:span text:style-name="T3">zum</text:span><text:s/><text:span text:style-name="T3">ersten</text:span><text:s/>Mal</text:p>
          </table:table-cell>
          <table:table-cell office:value-type="string" table:style-name="ce3">
            <text:p>zum [Zahl dekliniert in Genitiv] Mal</text:p>
          </table:table-cell>
          <table:table-cell office:value-type="string" table:style-name="ce1">
            <text:p>Deklination + Dativ gehört zu A2, "zum" gehört zu B1, Superlativ der Adjektive gehört zu B1</text:p>
          </table:table-cell>
          <table:table-cell office:value-type="string" table:style-name="ce1">
            <text:p>Z. 120: Präpositionen „nach“, „wegen“, „zum“ gehören zu B1</text:p>
          </table:table-cell>
          <table:table-cell office:value-type="string" table:style-name="ce1">
            <text:p>B1 ("erst-")</text:p>
          </table:table-cell>
          <table:table-cell office:value-type="string" table:style-name="ce1">
            <text:p>Trigram Frequency filtered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das<text:s/><text:span text:style-name="T3">erste</text:span><text:s/>Mal</text:p>
          </table:table-cell>
          <table:table-cell table:style-name="ce3"/>
          <table:table-cell office:value-type="string" table:style-name="ce1">
            <text:p>Superlativ der Adjektive gehört zu B1</text:p>
          </table:table-cell>
          <table:table-cell office:value-type="string" table:style-name="ce1">
            <text:p>Z.45 (A2), Z.110 (B1)</text:p>
          </table:table-cell>
          <table:table-cell table:style-name="ce1"/>
          <table:table-cell office:value-type="string" table:style-name="ce1">
            <text:p>Trigram Frequency filtered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<text:span text:style-name="T3">erst</text:span><text:s/>einmal</text:p>
          </table:table-cell>
          <table:table-cell table:style-name="ce3"/>
          <table:table-cell table:number-columns-repeated="2" table:style-name="ce1"/>
          <table:table-cell office:value-type="string" table:style-name="ce1">
            <text:p>A2</text:p>
          </table:table-cell>
          <table:table-cell office:value-type="string" table:style-name="ce1">
            <text:p>Bigram Likelihood filtered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<text:span text:style-name="T3">nach</text:span><text:s/>unten/oben/Deutschland</text:p>
          </table:table-cell>
          <table:table-cell office:value-type="string" table:style-name="ce3">
            <text:p>nach [Richtung/Land <text:s/>neutrl.]<text:s/></text:p>
          </table:table-cell>
          <table:table-cell office:value-type="string" table:style-name="ce1">
            <text:p>Nach Plan, wegen dir, zum Einkaufen gehört zu B1</text:p>
          </table:table-cell>
          <table:table-cell office:value-type="string" table:style-name="ce1">
            <text:p>Z.120: Präpositionen „nach“, „wegen“, „zum“ gehören zu B1</text:p>
          </table:table-cell>
          <table:table-cell table:style-name="ce1"/>
          <table:table-cell office:value-type="string" table:style-name="ce1">
            <text:p>Bigram Likelihood filtered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pan text:style-name="T3">auf</text:span><text:s/>der<text:s/><text:span text:style-name="T3">ganzen</text:span><text:s/>Welt/<text:span text:style-name="T3">Schwäbischen</text:span><text:s/>Alb</text:p>
          </table:table-cell>
          <table:table-cell office:value-type="string" table:style-name="ce6">
            <text:p>auf der ([Adjektiv dekliniert in Genitiv]) Welt</text:p>
          </table:table-cell>
          <table:table-cell office:value-type="string" table:style-name="ce1">
            <text:p>unklar -&gt; Deklination + <text:s/>Dativ gehört zu A2, aber "auf" laut Goethe zu A1</text:p>
          </table:table-cell>
          <table:table-cell office:value-type="string" table:style-name="ce1">
            <text:p>Wechselpräpositionen gehören zu A2 (Z.87)</text:p>
          </table:table-cell>
          <table:table-cell office:value-type="string" table:style-name="ce1">
            <text:p>"auf": A1, "ganz": B1</text:p>
          </table:table-cell>
          <table:table-cell office:value-type="string" table:style-name="ce1">
            <text:p>Fourgram Frequency filtered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pan text:style-name="T3">auf</text:span><text:s/>dem (Geh-/Rad-)Weg/Foto/Bild/Balkon</text:p>
          </table:table-cell>
          <table:table-cell office:value-type="string" table:style-name="ce6">
            <text:p>auf dem ([Adjektiv dekliniert Genitiv]) (Geh-/Rad)Weg<text:s/><text:span text:style-name="T4">/Foto/Bild/Balkon</text:span></text:p>
          </table:table-cell>
          <table:table-cell office:value-type="string" table:style-name="ce1">
            <text:p>unklar -&gt; Deklination + <text:s/>Dativ gehört zu A2, aber "auf" laut Goethe zu A1</text:p>
          </table:table-cell>
          <table:table-cell office:value-type="string" table:style-name="ce1">
            <text:p>Wechselpräposition "auf" gehört zu A2 (Z.87)</text:p>
          </table:table-cell>
          <table:table-cell office:value-type="string" table:style-name="ce1">
            <text:p>A1</text:p>
          </table:table-cell>
          <table:table-cell office:value-type="string" table:style-name="ce1">
            <text:p>Trigram Frequency filtered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auf<text:s/><text:span text:style-name="T3">jeden</text:span><text:s/>Fall</text:p>
          </table:table-cell>
          <table:table-cell table:style-name="ce3"/>
          <table:table-cell office:value-type="string" table:style-name="ce1">
            <text:p>Deklination + <text:s/>Dativ gehört zu A2</text:p>
          </table:table-cell>
          <table:table-cell office:value-type="string" table:style-name="ce1">
            <text:p>Wechselpräposition "auf" gehören zu A2 (Z.87)</text:p>
          </table:table-cell>
          <table:table-cell office:value-type="string" table:style-name="ce1">
            <text:p>A1<text:s/></text:p>
          </table:table-cell>
          <table:table-cell office:value-type="string" table:style-name="ce1">
            <text:p>Trigram Frequency filtered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pan text:style-name="T3">auf</text:span><text:s/>der Straße/Insel/Homepage/Liste/Agenda/Party</text:p>
          </table:table-cell>
          <table:table-cell office:value-type="string" table:style-name="ce6">
            <text:p>auf der [Named Entity mit Kategorie Loc, fem.]/ [Veranstaltung fem.]/<text:s/><text:span text:style-name="T4">Homepage/Liste/Agenda</text:span></text:p>
          </table:table-cell>
          <table:table-cell office:value-type="string" table:style-name="ce1">
            <text:p>unklar -&gt; Deklination + <text:s/>Dativ gehört zu A2, aber "auf" laut Goethe zu A1</text:p>
          </table:table-cell>
          <table:table-cell office:value-type="string" table:style-name="ce1">
            <text:p>Wechselpräposition "auf" gehört zu A2 (Z.87)</text:p>
          </table:table-cell>
          <table:table-cell office:value-type="string" table:style-name="ce1">
            <text:p>A1</text:p>
          </table:table-cell>
          <table:table-cell office:value-type="string" table:style-name="ce1">
            <text:p>Trigram Frequency filtered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Unpersönliches "<text:span text:style-name="T3">es</text:span>":<text:s/><text:span text:style-name="T3">es</text:span><text:s/>gibt, gibt<text:s/><text:span text:style-name="T3">es</text:span>,<text:s/><text:span text:style-name="T3">es</text:span><text:s/>folgen, [Zeitpunkt] waren<text:s/><text:span text:style-name="T3">es</text:span><text:s/>noch, [Zeitpunkt] ist<text:s/><text:span text:style-name="T3">es</text:span><text:s/>wieder so weit</text:p>
          </table:table-cell>
          <table:table-cell office:value-type="string" table:style-name="ce3">
            <text:p>[Zeitpunkt] waren es noch, [Zeitpunkt] ist es wieder so weit</text:p>
          </table:table-cell>
          <table:table-cell table:number-columns-repeated="2" table:style-name="ce1"/>
          <table:table-cell office:value-type="string" table:style-name="ce1">
            <text:p>A1 (Es regnet), ansonsten B1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3">
            <text:p>so<text:s/><text:span text:style-name="T3">viele<text:s/></text:span>[Substantiv]</text:p>
          </table:table-cell>
          <table:table-cell office:value-type="string" table:style-name="ce3">
            <text:p>so viele [Substantiv Plural]</text:p>
          </table:table-cell>
          <table:table-cell office:value-type="string" table:style-name="ce1">
            <text:p>Indefinitartikel "viel[e]" gehört zu A2</text:p>
          </table:table-cell>
          <table:table-cell office:value-type="string" table:style-name="ce1">
            <text:p>Z.57<text:s/></text:p>
          </table:table-cell>
          <table:table-cell office:value-type="string" table:style-name="ce1">
            <text:p>A2</text:p>
          </table:table-cell>
          <table:table-cell office:value-type="string" table:style-name="ce1">
            <text:p>Bigram Frequency diltered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[Possessivpronomen]<text:s/><text:span text:style-name="T3">ganzes</text:span><text:s/>Leben lang</text:p>
          </table:table-cell>
          <table:table-cell office:value-type="string" table:style-name="ce3">
            <text:p>[Possessivpronomen Sg.] ganzes Leben lang</text:p>
          </table:table-cell>
          <table:table-cell table:style-name="ce1"/>
          <table:table-cell office:value-type="string" table:style-name="ce1">
            <text:p>Wechselpräpositionen gehören zu A2 (Z.87)</text:p>
          </table:table-cell>
          <table:table-cell office:value-type="string" table:style-name="ce1">
            <text:p>A1</text:p>
          </table:table-cell>
          <table:table-cell office:value-type="string" table:style-name="ce1">
            <text:p>Trigram PMI filtered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<text:span text:style-name="T3">zur</text:span><text:s/>Vorsorge (gehen)</text:p>
          </table:table-cell>
          <table:table-cell table:style-name="ce3"/>
          <table:table-cell office:value-type="string" table:style-name="ce3">
            <text:p>Deklination + <text:s/>Dativ gehört zu A2</text:p>
          </table:table-cell>
          <table:table-cell office:value-type="string" table:style-name="ce1">
            <text:p>Z.120: Präpositionen „nach“, „wegen“, „zum“ gehören zu B1</text:p>
          </table:table-cell>
          <table:table-cell table:style-name="ce1"/>
          <table:table-cell office:value-type="string" table:style-name="ce1">
            <text:p>Trigram PMI filtered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bei<text:s/><text:span text:style-name="T3">gutem/schönem/jedem</text:span><text:s/>Wetter</text:p>
          </table:table-cell>
          <table:table-cell office:value-type="string" table:style-name="ce11">
            <text:p>bei [Adjektiv dekliniert in Dativ] Wetter</text:p>
          </table:table-cell>
          <table:table-cell office:value-type="string" table:style-name="ce3">
            <text:p>"<text:span text:style-name="T3">bei</text:span><text:s/>schlechtem Wetter" als Beispielsatz für B2</text:p>
          </table:table-cell>
          <table:table-cell table:number-columns-repeated="2" table:style-name="ce1"/>
          <table:table-cell office:value-type="string" table:style-name="ce1">
            <text:p>Trigram PMI filtered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<text:span text:style-name="T3">In</text:span><text:s/>[x] Minute(n)/Stunden(n)/Monate(n)/Jahre(n)</text:p>
          </table:table-cell>
          <table:table-cell office:value-type="string" table:style-name="ce3">
            <text:p>In [Zahl] [Zeiteinheit Sg. / Pl]</text:p>
          </table:table-cell>
          <table:table-cell office:value-type="string" table:style-name="ce1">
            <text:p>Präposition temporal als feste Wendung</text:p>
          </table:table-cell>
          <table:table-cell table:number-columns-repeated="2" table:style-name="ce1"/>
          <table:table-cell office:value-type="string" table:style-name="ce1">
            <text:p>Grammatikübersicht, Trigram Frequency filtered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<text:span text:style-name="T3">bei</text:span><text:s/>meiner Freundin/ seinen Eltern/ dem Job / [Dativ-deklinierter Artikel oder Possessivpronomen + Ort/Person]</text:p>
          </table:table-cell>
          <table:table-cell office:value-type="string" table:style-name="ce3">
            <text:p>bei [Artikel dekliniert in Dativ / Possessivpronomen] <text:s/>[Ort/Person]</text:p>
          </table:table-cell>
          <table:table-cell office:value-type="string" table:style-name="ce1">
            <text:p>Präposition lokal als feste Wendung</text:p>
          </table:table-cell>
          <table:table-cell table:style-name="ce1"/>
          <table:table-cell office:value-type="string" table:style-name="ce1">
            <text:p>A1, A2, B1</text:p>
          </table:table-cell>
          <table:table-cell office:value-type="string" table:style-name="ce1">
            <text:p>Grammatikübersicht</text:p>
          </table:table-cell>
          <table:table-cell office:value-type="string" table:style-name="ce1">
            <text:p>"bei" + [Ort/Person im Dativ] als Präposition hinzufügen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pan text:style-name="T3">von</text:span><text:s/>[Zeitpunkt]<text:s/><text:span text:style-name="T3">bis</text:span><text:s/>[Zeitpunkt]</text:p>
          </table:table-cell>
          <table:table-cell office:value-type="string" table:style-name="ce6">
            <text:p>von [Zeitpunkt] bis [Zeitpunkt]</text:p>
          </table:table-cell>
          <table:table-cell office:value-type="string" table:style-name="ce1">
            <text:p>unklar -&gt; "von" ... "bis" als Präposition temporal zu A1, aber "bis" laut GGP zu B1</text:p>
          </table:table-cell>
          <table:table-cell office:value-type="string" table:style-name="ce1">
            <text:p>Z.67: "bis" gehört zu B1</text:p>
          </table:table-cell>
          <table:table-cell office:value-type="string" table:style-name="ce1">
            <text:p>Als Beispiel erst bei B1</text:p>
          </table:table-cell>
          <table:table-cell office:value-type="string" table:style-name="ce1">
            <text:p>Grammatikübersicht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3">
            <text:p>in<text:s/><text:span text:style-name="T3">den</text:span><text:s/>USA</text:p>
          </table:table-cell>
          <table:table-cell office:value-type="string" table:style-name="ce3">
            <text:p>in den [Named Entity mit Kategorie Loc, Pl.]</text:p>
          </table:table-cell>
          <table:table-cell office:value-type="string" table:style-name="ce1">
            <text:p>Deklination + Dativ gehört zu A2</text:p>
          </table:table-cell>
          <table:table-cell office:value-type="string" table:style-name="ce1">
            <text:p>Z.42</text:p>
          </table:table-cell>
          <table:table-cell table:style-name="ce1"/>
          <table:table-cell office:value-type="string" table:style-name="ce1">
            <text:p>Trigram Frequency filtered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3">
            <text:p>mit/unter<text:s/><text:span text:style-name="T3">dem Namen</text:span></text:p>
          </table:table-cell>
          <table:table-cell table:style-name="ce3"/>
          <table:table-cell office:value-type="string" table:style-name="ce1">
            <text:p>Deklination + Dativ gehört zu A2</text:p>
          </table:table-cell>
          <table:table-cell office:value-type="string" table:style-name="ce1">
            <text:p>Z.42</text:p>
          </table:table-cell>
          <table:table-cell table:style-name="ce1"/>
          <table:table-cell office:value-type="string" table:style-name="ce1">
            <text:p>Trigram Frequency filtered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3">
            <text:p>an<text:s/><text:span text:style-name="T3">der</text:span><text:s/>Universität/Ostsee</text:p>
          </table:table-cell>
          <table:table-cell table:style-name="ce3"/>
          <table:table-cell office:value-type="string" table:style-name="ce1">
            <text:p>Deklination + Dativ gehört zu A2</text:p>
          </table:table-cell>
          <table:table-cell office:value-type="string" table:style-name="ce1">
            <text:p>Z.42</text:p>
          </table:table-cell>
          <table:table-cell table:style-name="ce1"/>
          <table:table-cell office:value-type="string" table:style-name="ce1">
            <text:p>Trigram Frequency filtered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3">
            <text:p>aus<text:s/><text:span text:style-name="T3">dem</text:span><text:s/>Jahr</text:p>
          </table:table-cell>
          <table:table-cell table:style-name="ce3"/>
          <table:table-cell office:value-type="string" table:style-name="ce1">
            <text:p>Deklination + Dativ gehört zu A2</text:p>
          </table:table-cell>
          <table:table-cell office:value-type="string" table:style-name="ce1">
            <text:p>Z.42</text:p>
          </table:table-cell>
          <table:table-cell table:style-name="ce1"/>
          <table:table-cell office:value-type="string" table:style-name="ce1">
            <text:p>Trigram Frequency filtered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3">
            <text:p>in<text:s/><text:span text:style-name="T3">der</text:span><text:s/>Hand</text:p>
          </table:table-cell>
          <table:table-cell table:style-name="ce3"/>
          <table:table-cell office:value-type="string" table:style-name="ce1">
            <text:p>Deklination + Dativ gehört zu A2</text:p>
          </table:table-cell>
          <table:table-cell office:value-type="string" table:style-name="ce1">
            <text:p>Z.42</text:p>
          </table:table-cell>
          <table:table-cell table:style-name="ce1"/>
          <table:table-cell office:value-type="string" table:style-name="ce1">
            <text:p>Trigram Frequency filtered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nicht<text:s/><text:span text:style-name="T3">so</text:span><text:s/>einfach</text:p>
          </table:table-cell>
          <table:table-cell table:style-name="ce6"/>
          <table:table-cell office:value-type="string" table:style-name="ce1">
            <text:p>unklar -&gt; so als Modaladverb nicht in Grammatikübersicht enthalten</text:p>
          </table:table-cell>
          <table:table-cell table:number-columns-repeated="2" table:style-name="ce1"/>
          <table:table-cell office:value-type="string" table:style-name="ce1">
            <text:p>Trigram Frequency filtered</text:p>
          </table:table-cell>
          <table:table-cell office:value-type="string" table:style-name="ce1">
            <text:p>Modaladverben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zu/mit<text:s/><text:span text:style-name="T3">der</text:span><text:s/>Zeit</text:p>
          </table:table-cell>
          <table:table-cell office:value-type="string" table:style-name="ce3">
            <text:p><text:span text:style-name="T4">zu/mit</text:span><text:s/>der Zeit/Hand</text:p>
          </table:table-cell>
          <table:table-cell office:value-type="string" table:style-name="ce1">
            <text:p>Deklination + Dativ gehört zu A2, "zu" als temporale Präposition gehört zu A2</text:p>
          </table:table-cell>
          <table:table-cell office:value-type="string" table:style-name="ce1">
            <text:p>Pronomen „der“, „die“, „das“ mit Dativ erkennen gehört zu B1 (Z.110)</text:p>
          </table:table-cell>
          <table:table-cell table:style-name="ce1"/>
          <table:table-cell office:value-type="string" table:style-name="ce1">
            <text:p>Trigram Frequency filtered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3">
            <text:p>zu/mit<text:s/><text:span text:style-name="T3">der</text:span><text:s/>Polizei/Hand</text:p>
          </table:table-cell>
          <table:table-cell office:value-type="string" table:style-name="ce3">
            <text:p>zu der [Institution fem.]</text:p>
          </table:table-cell>
          <table:table-cell office:value-type="string" table:style-name="ce1">
            <text:p>Deklination + Dativ gehört zu A2</text:p>
          </table:table-cell>
          <table:table-cell office:value-type="string" table:style-name="ce1">
            <text:p>Pronomen „der“, „die“, „das“ mit Dativ erkennen gehört zu B1 (Z.110)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6">
            <text:p>[x] Euro<text:s/><text:span text:style-name="T3">im</text:span><text:s/>Monat</text:p>
          </table:table-cell>
          <table:table-cell office:value-type="string" table:style-name="ce6">
            <text:p>[x] Euro im Monat</text:p>
          </table:table-cell>
          <table:table-cell office:value-type="string" table:style-name="ce1">
            <text:p>unklar -&gt; Deklination + Dativ gehört zu A2, Temporalpräposition "am" aber bspw. zu A1</text:p>
          </table:table-cell>
          <table:table-cell office:value-type="string" table:style-name="ce1">
            <text:p>Z. 31: Temporalpräposition für zeitlich feste Punkte zu A1, Wechselpräposition "in" zu A2 (Z.87),<text:s/></text:p>
          </table:table-cell>
          <table:table-cell office:value-type="string" table:style-name="ce1">
            <text:p>A2: "im" in Beispielsatz für "in"<text:s/></text:p>
          </table:table-cell>
          <table:table-cell office:value-type="string" table:style-name="ce1">
            <text:p>Trigram Frequency filtered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3">
            <text:p>im<text:s/><text:span text:style-name="T3">ganzen</text:span><text:s/>Land</text:p>
          </table:table-cell>
          <table:table-cell office:value-type="string" table:style-name="ce3">
            <text:p>im ganzen [Geografischer Ort masc.]<text:s/></text:p>
          </table:table-cell>
          <table:table-cell office:value-type="string" table:style-name="ce1">
            <text:p>Deklination + Dativ gehört zu A2</text:p>
          </table:table-cell>
          <table:table-cell office:value-type="string" table:style-name="ce1">
            <text:p>Wechselpräposition "in" zu A2 (Z.87),<text:s/></text:p>
          </table:table-cell>
          <table:table-cell office:value-type="string" table:style-name="ce1">
            <text:p>A2: "im" in Beispielsatz für "in"<text:s/></text:p>
          </table:table-cell>
          <table:table-cell office:value-type="string" table:style-name="ce1">
            <text:p>Trigram Frequency filtered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3">
            <text:p>im<text:s/><text:span text:style-name="T3">letzten</text:span><text:s/>Jahr</text:p>
          </table:table-cell>
          <table:table-cell office:value-type="string" table:style-name="ce3">
            <text:p>im<text:s/><text:span text:style-name="T4">letzten/nächsten</text:span><text:s/>Jahr</text:p>
          </table:table-cell>
          <table:table-cell office:value-type="string" table:style-name="ce1">
            <text:p>Deklination + Dativ gehört zu A2</text:p>
          </table:table-cell>
          <table:table-cell office:value-type="string" table:style-name="ce1">
            <text:p>Z. 31: Temporalpräposition für zeitlich feste Punkte zu A1, Wechselpräposition "in" zu A2 (Z.87),<text:s/></text:p>
          </table:table-cell>
          <table:table-cell office:value-type="string" table:style-name="ce1">
            <text:p>A2: "im" in Beispielsatz für "in"<text:s/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3">
            <text:p><text:span text:style-name="T3">in</text:span><text:s/><text:span text:style-name="T3">diesem</text:span><text:s/>Jahr</text:p>
          </table:table-cell>
          <table:table-cell office:value-type="string" table:style-name="ce3">
            <text:p>in [dies- dekliniert in Dativ] [Zeiteinheit]</text:p>
          </table:table-cell>
          <table:table-cell office:value-type="string" table:style-name="ce1">
            <text:p>Deklination + Dativ gehört zu A2</text:p>
          </table:table-cell>
          <table:table-cell office:value-type="string" table:style-name="ce1">
            <text:p><text:s/>Wechselpräposition "in" zu A2 (Z.87),<text:s/></text:p>
          </table:table-cell>
          <table:table-cell office:value-type="string" table:style-name="ce1">
            <text:p>B1: "dies-"</text:p>
          </table:table-cell>
          <table:table-cell office:value-type="string" table:style-name="ce1">
            <text:p>Trigram Frequency filtered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3">
            <text:p><text:span text:style-name="T3">in</text:span><text:s/><text:span text:style-name="T3">dieser</text:span><text:s/>Zeit</text:p>
          </table:table-cell>
          <table:table-cell table:style-name="ce3"/>
          <table:table-cell office:value-type="string" table:style-name="ce1">
            <text:p>Deklination + Dativ gehört zu A2</text:p>
          </table:table-cell>
          <table:table-cell office:value-type="string" table:style-name="ce1">
            <text:p><text:s/>Wechselpräposition "in" zu A2 (Z.87),<text:s/></text:p>
          </table:table-cell>
          <table:table-cell office:value-type="string" table:style-name="ce1">
            <text:p>B1: "dies-"</text:p>
          </table:table-cell>
          <table:table-cell office:value-type="string" table:style-name="ce1">
            <text:p>Trigram Frequency filtered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7">
            <text:p>das<text:s/><text:span text:style-name="T7">Gelbe</text:span><text:s/><text:span text:style-name="T7">vom<text:s/></text:span>Ei</text:p>
          </table:table-cell>
          <table:table-cell table:style-name="ce7"/>
          <table:table-cell office:value-type="string" table:style-name="ce1">
            <text:p>Deklination + Dativ gehört zu A2</text:p>
          </table:table-cell>
          <table:table-cell table:number-columns-repeated="2" table:style-name="ce1"/>
          <table:table-cell office:value-type="string" table:style-name="ce8">
            <text:p>nicht vorkommend</text:p>
          </table:table-cell>
          <table:table-cell office:value-type="string" table:style-name="ce1">
            <text:p>Substantivierung von Adjektiven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<text:span text:style-name="T7">zum</text:span><text:s/>einen ...,<text:s/><text:span text:style-name="T7">zum</text:span><text:s/>anderen ...</text:p>
          </table:table-cell>
          <table:table-cell table:style-name="ce7"/>
          <table:table-cell office:value-type="string" table:style-name="ce1">
            <text:p>Nach Plan, wegen dir, zum Einkaufen gehört zu B1</text:p>
          </table:table-cell>
          <table:table-cell office:value-type="string" table:style-name="ce1">
            <text:p>Z.120: Präpositionen „nach“, „wegen“, „zum“ gehören zu B1</text:p>
          </table:table-cell>
          <table:table-cell table:style-name="ce1"/>
          <table:table-cell office:value-type="string" table:style-name="ce8">
            <text:p>nicht vorkommend</text:p>
          </table:table-cell>
          <table:table-cell office:value-type="string" table:style-name="ce1">
            <text:p>zweigeteilte Konnektoren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<text:span text:style-name="T3">auf</text:span><text:s/>der<text:s/><text:span text:style-name="T3">einen</text:span><text:s/>Seite ...,<text:s/><text:span text:style-name="T3">auf</text:span><text:s/>der<text:s/><text:span text:style-name="T3">anderen<text:s/></text:span>Seite...</text:p>
          </table:table-cell>
          <table:table-cell table:style-name="ce3"/>
          <table:table-cell office:value-type="string" table:style-name="ce1">
            <text:p>Deklination + Dativ gehört zu A2</text:p>
          </table:table-cell>
          <table:table-cell office:value-type="string" table:style-name="ce1">
            <text:p><text:s/>Wechselpräposition "auf" zu A2 (Z.87),<text:s/></text:p>
          </table:table-cell>
          <table:table-cell table:style-name="ce1"/>
          <table:table-cell office:value-type="string" table:style-name="ce4">
            <text:p>Fourgram Frequency filtered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3">
            <text:p><text:span text:style-name="T3">im</text:span><text:s/>Laufe (<text:span text:style-name="T3">dieses</text:span><text:s/>Jahres/<text:span text:style-name="T3">der</text:span><text:s/>Zeit)</text:p>
          </table:table-cell>
          <table:table-cell office:value-type="string" table:style-name="ce3">
            <text:p>im Laufe [dies-/Artikel dekliniert in Genitiv] [Zeiteinheit dekliniert in Genitiv] /<text:s/><text:span text:style-name="T4">der Zeit</text:span></text:p>
          </table:table-cell>
          <table:table-cell office:value-type="string" table:style-name="ce1">
            <text:p>Deklination + Dativ gehört zu A2</text:p>
          </table:table-cell>
          <table:table-cell table:style-name="ce1"/>
          <table:table-cell office:value-type="string" table:style-name="ce1">
            <text:p>A2: "im" in Beispielsatz für "in"<text:s/></text:p>
          </table:table-cell>
          <table:table-cell office:value-type="string" table:style-name="ce1">
            <text:p>Fourgram PMI filtered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3">
            <text:p>Liebe<text:s/><text:span text:style-name="T3">zum</text:span><text:s/>Detail</text:p>
          </table:table-cell>
          <table:table-cell table:style-name="ce3"/>
          <table:table-cell office:value-type="string" table:style-name="ce1">
            <text:p>Nach Plan, wegen dir, zum Einkaufen gehört zu B1</text:p>
          </table:table-cell>
          <table:table-cell office:value-type="string" table:style-name="ce1">
            <text:p>Z.120: Präpositionen „nach“, „wegen“, „zum“ gehören zu B1</text:p>
          </table:table-cell>
          <table:table-cell table:style-name="ce1"/>
          <table:table-cell office:value-type="string" table:style-name="ce1">
            <text:p>Fourgram PMI filtered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3">
            <text:p><text:span text:style-name="T3">zum</text:span><text:s/>Studieren/Arbeiten/[Verb-Substantivierung]</text:p>
          </table:table-cell>
          <table:table-cell office:value-type="string" table:style-name="ce3">
            <text:p>zum [Verb-Substantivierung]</text:p>
          </table:table-cell>
          <table:table-cell office:value-type="string" table:style-name="ce1">
            <text:p>Nach Plan, wegen dir, zum Einkaufen gehört zu B1</text:p>
          </table:table-cell>
          <table:table-cell office:value-type="string" table:style-name="ce1">
            <text:p>Z.120: Präpositionen „nach“, „wegen“, „zum“ gehören zu B1</text:p>
          </table:table-cell>
          <table:table-cell table:style-name="ce1"/>
          <table:table-cell office:value-type="string" table:style-name="ce1">
            <text:p>Fourgram PMI filtered</text:p>
          </table:table-cell>
          <table:table-cell office:value-type="string" table:style-name="ce1">
            <text:p>Substantivierung von Verben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<text:span text:style-name="T7">beim<text:s/></text:span>[Verb-Substantivierung]</text:p>
          </table:table-cell>
          <table:table-cell office:value-type="string" table:style-name="ce3">
            <text:p>beim [Verb-Substantivierung]</text:p>
          </table:table-cell>
          <table:table-cell table:number-columns-repeated="2" table:style-name="ce1"/>
          <table:table-cell office:value-type="string" table:style-name="ce1">
            <text:p>B1: "beim" in Beispielsatz für "bei"</text:p>
          </table:table-cell>
          <table:table-cell office:value-type="string" table:style-name="ce7">
            <text:p>nicht vorkommend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3">
            <text:p>nach<text:s/><text:span text:style-name="T3">dem</text:span><text:s/>Zweiten Weltkrieg</text:p>
          </table:table-cell>
          <table:table-cell office:value-type="string" table:style-name="ce3">
            <text:p>nach dem [Ereignis masc./ Verb-Substantivierung]</text:p>
          </table:table-cell>
          <table:table-cell office:value-type="string" table:style-name="ce1">
            <text:p>Deklination + Dativ gehört zu A2</text:p>
          </table:table-cell>
          <table:table-cell table:number-columns-repeated="2" table:style-name="ce1"/>
          <table:table-cell office:value-type="string" table:style-name="ce1">
            <text:p>Fourgram Frequency filtered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3">
            <text:p><text:span text:style-name="T3">nach</text:span><text:s/>eigener Aussage</text:p>
          </table:table-cell>
          <table:table-cell table:style-name="ce3"/>
          <table:table-cell office:value-type="string" table:style-name="ce1">
            <text:p>Nach Plan, wegen dir, zum Einkaufen gehört zu B1</text:p>
          </table:table-cell>
          <table:table-cell office:value-type="string" table:style-name="ce1">
            <text:p>Z.120: Präpositionen „nach“, „wegen“, „zum“ gehören zu B1</text:p>
          </table:table-cell>
          <table:table-cell table:style-name="ce1"/>
          <table:table-cell office:value-type="string" table:style-name="ce1">
            <text:p>Trigram Frequency filtered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<text:span text:style-name="T3">bei</text:span><text:s/>[x] Grad/ [x] Metern Platz/ Krankheit</text:p>
          </table:table-cell>
          <table:table-cell office:value-type="string" table:style-name="ce6">
            <text:p>bei [x] Grad/ [x] Metern Platz/ Krankheit</text:p>
          </table:table-cell>
          <table:table-cell office:value-type="string" table:style-name="ce1">
            <text:p>unklar -&gt; Dativ ohne Deklination ebenfalls A2 oder einfach A1? Deklination wegzulassen scheint auch wie Wissen für höheres Niveau</text:p>
          </table:table-cell>
          <table:table-cell table:style-name="ce1"/>
          <table:table-cell office:value-type="string" table:style-name="ce1">
            <text:p>A1, A2, B1</text:p>
          </table:table-cell>
          <table:table-cell office:value-type="string" table:style-name="ce1">
            <text:p>output-file.txt mit Suche nach "bei"</text:p>
          </table:table-cell>
          <table:table-cell office:value-type="string" table:style-name="ce1">
            <text:p>"bei" + Dativ ohne Deklination (bzw. Fälle mit Dativ ohne Deklination allgemein)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pan text:style-name="T3">ins</text:span><text:s/>Ausland/Buch</text:p>
          </table:table-cell>
          <table:table-cell table:style-name="ce6"/>
          <table:table-cell office:value-type="string" table:style-name="ce1">
            <text:p>unklar -&gt; Präpositionalergänzung zu A2, "ins" bei Goethe unter A1</text:p>
          </table:table-cell>
          <table:table-cell table:style-name="ce1"/>
          <table:table-cell office:value-type="string" table:style-name="ce1">
            <text:p>A1: "ins" im Beispielsatz für "in"</text:p>
          </table:table-cell>
          <table:table-cell office:value-type="string" table:style-name="ce1">
            <text:p>Fourgram PMI filtered</text:p>
          </table:table-cell>
          <table:table-cell office:value-type="string" table:style-name="ce1">
            <text:p>"ins", "im", "am", "übers" und "beim " als zusammengefasste Präposition mit Artikel , Präpositionalergänzungen allgemein: https://mein-deutschbuch.de/files/listen/praepositionalerg.pdf, APPRART bei STTS https://www.sfs.uni-tuebingen.de/Elwis/stts/Wortlisten/WortFormen.html#16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<text:span text:style-name="T3">als</text:span><text:s/>[Rolle] (<text:span text:style-name="T4">Au-Pair</text:span>)</text:p>
          </table:table-cell>
          <table:table-cell office:value-type="string" table:style-name="ce3">
            <text:p>als [menschliche Funktion]</text:p>
          </table:table-cell>
          <table:table-cell table:number-columns-repeated="2" table:style-name="ce1"/>
          <table:table-cell office:value-type="string" table:style-name="ce1">
            <text:p>A2</text:p>
          </table:table-cell>
          <table:table-cell office:value-type="string" table:style-name="ce1">
            <text:p>Trigram PMI filtered</text:p>
          </table:table-cell>
          <table:table-cell office:value-type="string" table:style-name="ce1">
            <text:p>"als" [Rolle]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<text:span text:style-name="T3">über</text:span><text:s/><text:span text:style-name="T3">dem</text:span><text:s/>Boden/Meer</text:p>
          </table:table-cell>
          <table:table-cell table:style-name="ce3"/>
          <table:table-cell office:value-type="string" table:style-name="ce1">
            <text:p>Präposition lokal "über" gehört zu A2</text:p>
          </table:table-cell>
          <table:table-cell office:value-type="string" table:style-name="ce1">
            <text:p>Z. 87: Wechselpräposition "über" gehört zu A2,Pronomen „der“, „die“, „das“ mit Dativ erkennen gehört zu B1 (Z.110)</text:p>
          </table:table-cell>
          <table:table-cell table:style-name="ce1"/>
          <table:table-cell office:value-type="string" table:style-name="ce1">
            <text:p>Fourgram Frequency filtered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3">
            <text:p>mit<text:s/><text:span text:style-name="T3">dem</text:span><text:s/>Verkauf<text:s/><text:span text:style-name="T3">von</text:span></text:p>
          </table:table-cell>
          <table:table-cell table:style-name="ce3"/>
          <table:table-cell table:style-name="ce1"/>
          <table:table-cell office:value-type="string" table:style-name="ce1">
            <text:p>Pronomen „der“, „die“, „das“ mit Dativ erkennen gehört zu B1 (Z.110)</text:p>
          </table:table-cell>
          <table:table-cell table:style-name="ce1"/>
          <table:table-cell office:value-type="string" table:style-name="ce1">
            <text:p>Fourgram Frequency filtered</text:p>
          </table:table-cell>
          <table:table-cell office:value-type="string" table:style-name="ce1">
            <text:p>"von" als Präposition, die weder temporal, noch lokal ist -&gt; Genitivpräposition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<text:span text:style-name="T7">im</text:span><text:s/>Moment/Augenblick</text:p>
          </table:table-cell>
          <table:table-cell table:style-name="ce7"/>
          <table:table-cell table:number-columns-repeated="2" table:style-name="ce1"/>
          <table:table-cell office:value-type="string" table:style-name="ce1">
            <text:p>A2: "im" in Beispielsatz für "in"<text:s/></text:p>
          </table:table-cell>
          <table:table-cell office:value-type="string" table:style-name="ce7">
            <text:p>nicht vorkommend</text:p>
          </table:table-cell>
          <table:table-cell table:number-columns-repeated="16378" table:style-name="ce1"/>
        </table:table-row>
        <table:table-row table:number-rows-repeated="104849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>Elina Schnaper</meta:initial-creator>
    <dc:creator/>
    <meta:creation-date>2015-06-05T18:19:34Z</meta:creation-date>
    <dc:date>2024-07-08T21:42:37Z</dc:date>
    <meta:user-defined meta:name="ContentTypeId">0x010100DCE7C09B26578D4CA78244BD584C37D1</meta:user-defined>
    <meta:user-defined meta:name="MediaServiceImageTags"/>
  </office:meta>
</office:document-meta>
</file>